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2_02-52-03_000.jpg</text:p>
          </table:table-cell>
          <table:table-cell table:style-name="ce19" office:value-type="string">
            <text:p>:m :PHOTO 寝た時刻 / 2021 / オナニー、未了、duration=１時間半ぐらい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2_11-32-02_000.jpg</text:p>
          </table:table-cell>
          <table:table-cell table:style-name="ce20" office:value-type="string">
            <text:p>:m :th / topic=日本の美術 / content=「折敷」（おしき）など。十分に、美しい / lang=ja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2_11-32-06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2_11-32-13_000.jpg</text:p>
          </table:table-cell>
          <table:table-cell table:style-name="ce19" office:value-type="string">
            <text:p>:m 記録 / お酒：飲んだ量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2_11-53-34_000.jpg</text:p>
          </table:table-cell>
          <table:table-cell table:style-name="ce12" office:value-type="string">
            <text:p><text:s/>:PHOTO 記録 / 文書　/ occasion=台所 / for=準備：手順：飲み物＋味噌スープ / doc=~,other=記号を使う：register-actions-complete,add=~ 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2_15-43-50_000.jpg</text:p>
          </table:table-cell>
          <table:table-cell table:style-name="ce19" office:value-type="string">
            <text:p>:m RES 1*2 / free# JVEMV6 68#_135:1 / 68. theoretical-physics(tp) / w=~,topics=複素微分(eman),other=q+:(f(z)=Im.z);q+:open,s=~,i=~,doc=r-7-10~1#10;r-9-1~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2_15-44-12_000.jpg</text:p>
          </table:table-cell>
          <table:table-cell table:style-name="ce19" office:value-type="string">
            <text:p>:m RES 2*2 / free# JVEMV6 68#_135:1 / 68. theoretical-physics(tp) / w=~,topics=複素微分(eman),other=mem+:sinxのマクローリン級数。各項は、より大きくなるか,s=~,i=~,doc=r-9-1~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1_23-30-57_000.mp4</text:p>
          </table:table-cell>
          <table:table-cell table:style-name="ce9" office:value-type="string">
            <text:p>:VOICE-MEMO / @自室 / 記録 / recorder / 演奏、play / R=1 / todays-melody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9"/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 table:number-rows-repeated="4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8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6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12" office:value-type="string">
            <text:p>:m :PHOTO 寝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 office:value-type="string">
            <text:p>:m :PHOTO 起き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21" office:value-type="string">
            <text:p>:m :PHOTO 起きた時刻（夜中）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021/12/22</text:date>, <text:time>22:12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22T22:12:34.15</dc:date>
    <dc:creator>iwabuchi ken</dc:creator>
    <meta:editing-duration>P41DT6H24M49S</meta:editing-duration>
    <meta:editing-cycles>14063</meta:editing-cycles>
    <meta:document-statistic meta:table-count="1" meta:cell-count="266" meta:object-count="0"/>
    <meta:user-defined meta:name="qrichtext">1</meta:user-defined>
  </office:meta>
</office:document-meta>
</file>